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6d784" officeooo:paragraph-rsid="0006d784"/>
    </style:style>
    <style:style style:name="P2" style:family="paragraph" style:parent-style-name="Standard">
      <style:paragraph-properties fo:text-align="center" style:justify-single-word="false"/>
      <style:text-properties style:font-name="FreeMono" fo:font-weight="bold" officeooo:rsid="0006d784" officeooo:paragraph-rsid="0006d784" style:font-weight-asian="bold" style:font-weight-complex="bold"/>
    </style:style>
    <style:style style:name="P3" style:family="paragraph" style:parent-style-name="Standard">
      <style:text-properties style:font-name="FreeMono" fo:font-weight="bold" officeooo:rsid="00082ed1" officeooo:paragraph-rsid="00082ed1" style:font-weight-asian="bold" style:font-weight-complex="bold"/>
    </style:style>
    <style:style style:name="P4" style:family="paragraph" style:parent-style-name="Standard">
      <style:text-properties style:font-name="FreeMono" officeooo:rsid="00082ed1" officeooo:paragraph-rsid="00082ed1"/>
    </style:style>
    <style:style style:name="P5" style:family="paragraph" style:parent-style-name="Standard">
      <style:text-properties style:font-name="FreeMono" officeooo:rsid="00084cb9" officeooo:paragraph-rsid="00084cb9"/>
    </style:style>
    <style:style style:name="P6" style:family="paragraph" style:parent-style-name="Standard">
      <style:text-properties style:font-name="FreeMono" officeooo:rsid="0009d964" officeooo:paragraph-rsid="0009d964"/>
    </style:style>
    <style:style style:name="P7" style:family="paragraph" style:parent-style-name="Standard">
      <style:text-properties style:font-name="FreeMono" officeooo:rsid="000b6c69" officeooo:paragraph-rsid="000b6c69"/>
    </style:style>
    <style:style style:name="T1" style:family="text">
      <style:text-properties officeooo:rsid="0009d9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ptive H.I.D.</text:p>
      <text:p text:style-name="P1">9/10/2015</text:p>
      <text:p text:style-name="P1">CPE 495</text:p>
      <text:p text:style-name="P1"/>
      <text:p text:style-name="P1">Christopher Bero</text:p>
      <text:p text:style-name="P1">Bryant Johnson</text:p>
      <text:p text:style-name="P1">John Gould</text:p>
      <text:p text:style-name="P1">Michael Baldwin</text:p>
      <text:p text:style-name="P1"/>
      <text:p text:style-name="P2">Progress Report 1</text:p>
      <text:p text:style-name="P1"/>
      <text:p text:style-name="P1"/>
      <text:p text:style-name="P3">Current State</text:p>
      <text:p text:style-name="P4"/>
      <text:p text:style-name="P5">Since the course launch, we have:</text:p>
      <text:p text:style-name="P5"/>
      <text:p text:style-name="P5">- Formed a team</text:p>
      <text:p text:style-name="P5">- Reviewed candidate projects.</text:p>
      <text:p text:style-name="P5">- Selected a project for milestone 1 attempt.</text:p>
      <text:p text:style-name="P5">- Begun initial research on necessary background and design.</text:p>
      <text:p text:style-name="P4"/>
      <text:p text:style-name="P4"/>
      <text:p text:style-name="P3">Difficulties <text:span text:style-name="T1">Encountered</text:span></text:p>
      <text:p text:style-name="P4"/>
      <text:p text:style-name="P6">As a team we've struggled to decide on a primary project. After several iterative reviews we've adjusted the initial keyboard project to increase scope of research and design.</text:p>
      <text:p text:style-name="P6"/>
      <text:p text:style-name="P4"/>
      <text:p text:style-name="P3">Next Sprint</text:p>
      <text:p text:style-name="P4"/>
      <text:p text:style-name="P7">For the next reporting period we intend to</text:p>
      <text:p text:style-name="P7"/>
      <text:p text:style-name="P7">- Complete and present a project proposal.</text:p>
      <text:p text:style-name="P7">- Continue research on hardware and software design requirements.</text:p>
      <text:p text:style-name="P7">- Begin construction of a parts list for hardware designs.</text:p>
      <text:p text:style-name="P7">- Triage hardware designs to choose a spearhead for milestone 1's prototype.</text:p>
      <text:p text:style-name="P7">- Begin setup of a hardware workbench to include a machine with adaptive programs installed for testing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6:16:01.244689224</meta:creation-date>
    <dc:date>2015-10-09T16:28:46.504259685</dc:date>
    <meta:editing-duration>PT12M43S</meta:editing-duration>
    <meta:editing-cycles>5</meta:editing-cycles>
    <meta:generator>LibreOffice/5.0.2.2$Linux_X86_64 LibreOffice_project/00m0$Build-2</meta:generator>
    <meta:document-statistic meta:table-count="0" meta:image-count="0" meta:object-count="0" meta:page-count="1" meta:paragraph-count="23" meta:word-count="144" meta:character-count="896" meta:non-whitespace-character-count="775"/>
  </office:meta>
</office:document-meta>
</file>